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1" style:family="table">
      <style:table-properties style:width="14.725cm" fo:margin-left="1.185cm" fo:margin-right="1.09cm" table:align="margins"/>
    </style:style>
    <style:style style:name="表格1.A" style:family="table-column">
      <style:table-column-properties style:column-width="14.725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黑体" fo:font-weight="normal" style:font-name-asian="黑体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margin-left="1.251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Courier New1" style:font-name-asian="宋体1"/>
    </style:style>
    <style:style style:name="P12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fo:font-weight="normal" style:font-weight-asian="normal" style:font-weight-complex="normal"/>
    </style:style>
    <style:style style:name="P14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5" style:family="paragraph" style:parent-style-name="Preformatted_20_Text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423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margin-left="1.251cm" fo:margin-right="0cm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margin-left="0cm" fo:margin-right="0cm" fo:text-align="justify" style:justify-single-word="false" fo:text-indent="0.423cm" style:auto-text-indent="false"/>
      <style:text-properties style:use-window-font-color="true"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6" style:family="paragraph" style:parent-style-name="Standard" style:list-style-name="L8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28" style:family="paragraph" style:parent-style-name="Standard" style:list-style-name="L9">
      <style:paragraph-properties fo:margin-left="1.159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891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0" style:family="paragraph" style:parent-style-name="Standard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1" style:family="paragraph" style:parent-style-name="Preformatted_20_Text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style:font-name-asian="宋体1" style:font-size-asian="12pt" style:font-size-complex="12pt"/>
    </style:style>
    <style:style style:name="P33" style:family="paragraph" style:parent-style-name="Standard">
      <style:paragraph-properties fo:margin-left="0cm" fo:margin-right="0cm" fo:text-align="center" style:justify-single-word="false" fo:text-indent="0.847cm" style:auto-text-indent="false" fo:break-before="page"/>
      <style:text-properties style:font-name="SimHei" fo:font-size="14pt" fo:font-weight="normal" style:font-name-asian="SimHei" style:font-size-asian="14pt" style:font-weight-asian="normal" style:font-size-complex="14pt" style:font-weight-complex="normal"/>
    </style:style>
    <style:style style:name="P34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</style:style>
    <style:style style:name="P40" style:family="paragraph" style:parent-style-name="Standard">
      <style:paragraph-properties fo:margin-left="0cm" fo:margin-right="0cm" fo:text-align="end" style:justify-single-word="false" fo:text-indent="0.847cm" style:auto-text-indent="false">
        <style:tab-stops/>
      </style:paragraph-properties>
      <style:text-properties style:font-name="Times New Roman" fo:font-size="12pt" fo:font-style="italic" fo:font-weight="normal" style:font-name-asian="楷体_GB2312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T2" style:family="text">
      <style:text-properties fo:background-color="#ffff00"/>
    </style:style>
    <style:style style:name="T3" style:family="text">
      <style:text-properties style:font-name="Courier New1" fo:font-size="12pt" style:font-name-asian="黑体" style:font-size-asian="12pt" style:font-size-complex="12pt"/>
    </style:style>
    <style:style style:name="T4" style:family="text">
      <style:text-properties style:font-name="Courier New1" fo:font-size="12pt" style:font-name-asian="宋体1" style:font-size-asian="12pt" style:font-size-complex="12pt"/>
    </style:style>
    <style:style style:name="T5" style:family="text">
      <style:text-properties style:font-name-asian="黑体"/>
    </style:style>
    <style:style style:name="T6" style:family="text">
      <style:text-properties style:font-name="黑体" style:font-name-asian="黑体"/>
    </style:style>
    <style:style style:name="T7" style:family="text">
      <style:text-properties style:font-name-asian="黑体1"/>
    </style:style>
    <style:style style:name="T8" style:family="text">
      <style:text-properties style:font-name="宋体"/>
    </style:style>
    <style:style style:name="T9" style:family="text">
      <style:text-properties fo:color="#ff0000"/>
    </style:style>
    <style:style style:name="T10" style:family="text">
      <style:text-properties style:font-name="宋体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7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小企鹅输入法(FCITX)3.2</text:h>
      <text:p text:style-name="P2"><text:a xlink:type="simple" xlink:href="mailto:yuking_net@sohu.com"><text:span text:style-name="T1">Yuking</text:span></text:a></text:p>
      <text:p text:style-name="P3"/>
      <text:p text:style-name="P4">一、小企鹅中文输入法(FCITX)是什么？</text:p>
      <text:p text:style-name="P5">小企鹅中文输入法(Free Chinese Input Toy for X，FCITX)是一个以GPL方式发布的XIM简体中文输入法，编写它的目的就是为了能够提供一个轻量级、基本不依赖其它库的简体中文输入方案。</text:p>
      <text:p text:style-name="P5">本程序使用了IMDKIT输入接口，可为支持XIM的X应用程序提供简体中文输入服务。FCITX提供了区位和全/简/双拼，并支持基于码表的输入法(程序自带了五笔、二笔和仓颉)。您可以从<text:a xlink:type="simple" xlink:href="http://www.linuxsir.org/">www.fcitx.org</text:a>下载最新版。</text:p>
      <text:p text:style-name="P6"/>
      <text:p text:style-name="P4">二、FCITX的安装</text:p>
      <text:p text:style-name="P5">FCITX通常以源码的方式发布，您需要编译安装后才能使用。编译FCITX需要以下包：</text:p>
      <text:list text:style-name="L2">
        <text:list-item>
          <text:p text:style-name="P7">GCC-2.95.3或更新</text:p>
        </text:list-item>
        <text:list-item>
          <text:p text:style-name="P7">XFree86-4.3.0或更新(及其开发包)</text:p>
        </text:list-item>
      </text:list>
      <text:p text:style-name="P6"/>
      <text:p text:style-name="P5">首先下载FCITX的源码包，文件名为 fcitx-3.2.tar.bz2，存放在某个临时的目录中(如/temp)。执行：</text:p>
      <text:p text:style-name="P5"/>
      <text:p text:style-name="P5">cd /temp</text:p>
      <text:p text:style-name="P5">tar jxvf fcitx-3.2.tar.bz2</text:p>
      <text:p text:style-name="P5"/>
      <text:p text:style-name="P5">这样会建立目录fcitx-3.2，所有的源码都在该目录中。</text:p>
      <text:p text:style-name="P5">执行以下命令编译安装：</text:p>
      <text:p text:style-name="P5"/>
      <text:p text:style-name="P5">cd fcitx-3.2</text:p>
      <text:p text:style-name="P5">./configure –prefix=&lt;安装目录&gt;</text:p>
      <text:p text:style-name="P5">make &amp;&amp; make install</text:p>
      <text:p text:style-name="P5"/>
      <text:p text:style-name="P5">如果您的系统安装XFT并配置正确，上述命令将编译安装XFT版。如果您不想使用XFT，请执行以下命令：</text:p>
      <text:p text:style-name="P5"/>
      <text:p text:style-name="P5">cd fcitx-3.2</text:p>
      <text:p text:style-name="P5">./configure –prefix=&lt;安装目录&gt; --disable-xft</text:p>
      <text:p text:style-name="P5">make &amp;&amp; make install</text:p>
      <text:p text:style-name="P5"/>
      <text:p text:style-name="P5">如果您的系统没有安装XFT，安装程序会自动关闭XFT支持。</text:p>
      <text:p text:style-name="P5"/>
      <text:p text:style-name="P8">三、配置环境</text:p>
      <text:p text:style-name="P5">应用程序通过环境变量XMODIFIERS与XIM沟通，设置XMODIFIERS的方法如下(以bash为例)：</text:p>
      <text:p text:style-name="P5"/>
      <text:p text:style-name="P5">export XMODIFIERS="@im=YOUR_XIM_NAME" </text:p>
      <text:p text:style-name="P5"/>
      <text:p text:style-name="P5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5">另外，XIM还依赖于系统locale的设置，如果XIM启动的locale与应用程序启动时的locale不一致，也可能无法使用。</text:p>
      <text:p text:style-name="P5">对于新安装的Mandrake和RedHat7/8/9，最简单的方法是以root身份执行以下命令(<text:span text:style-name="T2">请注意备份chinput</text:span>)： </text:p>
      <text:p text:style-name="P5"/>
      <text:p text:style-name="P5">cd /usr/bin</text:p>
      <text:p text:style-name="P5">ln -s fcitx chinput</text:p>
      <text:p text:style-name="P5"/>
      <text:p text:style-name="P5">如果您使用的是其它系统，则需要手工设置环境变量。一般可以在~/.bashrc增加行：</text:p>
      <text:p text:style-name="P5"/>
      <text:p text:style-name="P5">export XMODIFIERS="@im=fcitx"</text:p>
      <text:p text:style-name="P9"/>
      <text:p text:style-name="P9">　　重新登录当前用户，启动X，然后在X下手工运行fcitx(<text:span text:style-name="T2">在QT-3.3.3的环境下，这样启动FCITX，可能只能为之后启动的程序输入中文</text:span>)。您也可以将fcitx加到窗口管理器的自动启动中，具体方法请参考相应窗口管理器的说明。</text:p>
      <text:p text:style-name="P9"/>
      <text:p text:style-name="P10">四、FCITX的配置文件</text:p>
      <text:p text:style-name="P5">fcitx的配置文件为~/.fcitx/config(首次运行时fcitx会自动创建该目录)，该文件由中文写成(<text:span text:style-name="T2">编码为gb2312</text:span>)，从中可以了解几乎所有的功能。下面是配置文件的内容：</text:p>
      <text:p text:style-name="P9"><text:s/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1">[程序]</text:p>
            <text:p text:style-name="P11">显示字体(中)=*</text:p>
            <text:p text:style-name="P11">显示字体(英)=Courier</text:p>
            <text:p text:style-name="P11">显示字体大小=16</text:p>
            <text:p text:style-name="P11">主窗口字体大小=11</text:p>
            <text:p text:style-name="P11">是否使用AA字体=1</text:p>
            <text:p text:style-name="P11"/>
            <text:p text:style-name="P11">[输出]</text:p>
            <text:p text:style-name="P11">数字后跟半角符号=1</text:p>
            <text:p text:style-name="P11">Enter键行为=2</text:p>
            <text:p text:style-name="P11">分号键行为=2</text:p>
            <text:p text:style-name="P11">大写字母输入英文=1</text:p>
            <text:p text:style-name="P11">转换英文中的标点=1</text:p>
            <text:p text:style-name="P11">联想方式禁止翻页=1</text:p>
            <text:p text:style-name="P11"/>
            <text:p text:style-name="P11">[界面]</text:p>
            <text:p text:style-name="P11">候选词个数=5</text:p>
            <text:p text:style-name="P11">主窗口是否使用3D界面=0</text:p>
            <text:p text:style-name="P11">输入条使用3D界面=2</text:p>
            <text:p text:style-name="P11">主窗口隐藏模式=0</text:p>
            <text:p text:style-name="P11">是否自动隐藏输入条=0</text:p>
            <text:p text:style-name="P11">输入条是否居中=1</text:p>
            <text:p text:style-name="P11">首次显示输入条=1</text:p>
            <text:p text:style-name="P11">#输入条固定宽度仅适用于码表输入法，0表示不固定宽度</text:p>
            <text:p text:style-name="P11">输入条固定宽度=400</text:p>
            <text:p text:style-name="P11">序号后加点=0</text:p>
            <text:p text:style-name="P11">显示打字速度=1</text:p>
            <text:p text:style-name="P11">光标色=92 210 131</text:p>
            <text:p text:style-name="P11">主窗口背景色=220 220 220</text:p>
            <text:p text:style-name="P11">主窗口线条色=100 180 255</text:p>
            <text:p text:style-name="P11">主窗口输入法名称色=170 170 170 150 200 150 0 0 255</text:p>
            <text:p text:style-name="P11">输入窗背景色=240 240 240</text:p>
            <text:p text:style-name="P11">输入窗提示色=255 0 0</text:p>
            <text:p text:style-name="P11">输入窗用户输入色=0 0 255</text:p>
            <text:p text:style-name="P11">输入窗序号色=200 0 0</text:p>
            <text:p text:style-name="P11">输入窗第一个候选字色=0 150 100</text:p>
            <text:p text:style-name="P11">#该颜色值只用于拼音中的用户自造词</text:p>
            <text:p text:style-name="P11">输入窗用户词组色=0 0 255</text:p>
            <text:p text:style-name="P11">输入窗提示编码色=100 100 255</text:p>
            <text:p text:style-name="P11">#五笔、拼音的单字/系统词组均使用该颜色</text:p>
            <text:p text:style-name="P11">输入窗其它文本色=0 0 0</text:p>
            <text:p text:style-name="P11">输入窗线条色=100 200 255</text:p>
            <text:p text:style-name="P11">输入窗箭头色=255 150 255</text:p>
            <text:p text:style-name="P11">虚拟键盘窗背景色=220 220 220</text:p>
            <text:p text:style-name="P11">虚拟键盘窗字母色=80 0 0</text:p>
            <text:p text:style-name="P11">虚拟键盘窗符号色=0 0 0</text:p>
            <text:p text:style-name="P11"/>
            <text:p text:style-name="P11">#除了“中英文快速切换键”外，其它的热键均可设置为两个，中间用空格分隔</text:p>
            <text:p text:style-name="P11">[热键]</text:p>
            <text:p text:style-name="P11">打开/关闭输入法=CTRL_SPACE</text:p>
            <text:p text:style-name="P11">#中英文快速切换键 可以设置为L_CTRL R_CTRL L_SHIFT R_SHIFT</text:p>
            <text:p text:style-name="P11">中英文快速切换键=L_CTRL</text:p>
            <text:p text:style-name="P11">双击中英文切换=0</text:p>
            <text:p text:style-name="P11">击键时间间隔=250</text:p>
            <text:p text:style-name="P11">光标跟随=CTRL_K</text:p>
            <text:p text:style-name="P11">GBK支持=CTRL_M</text:p>
            <text:p text:style-name="P11">联想支持=CTRL_L</text:p>
            <text:p text:style-name="P11">反查拼音=CTRL_ALT_E</text:p>
            <text:p text:style-name="P11">全半角=SHIFT_SPACE</text:p>
            <text:p text:style-name="P11">中文标点=ALT_SPACE</text:p>
            <text:p text:style-name="P11">上一页=-</text:p>
            <text:p text:style-name="P11">下一页==</text:p>
            <text:p text:style-name="P11">第二三候选词选择键=SHIFT</text:p>
            <text:p text:style-name="P11"/>
            <text:p text:style-name="P11">[输入法]</text:p>
            <text:p text:style-name="P11">使用拼音=1</text:p>
            <text:p text:style-name="P11">使用双拼=0</text:p>
            <text:p text:style-name="P11">使用区位=1</text:p>
            <text:p text:style-name="P11">使用码表=1</text:p>
            <text:p text:style-name="P11">提示词库中的词组=0</text:p>
            <text:p text:style-name="P11"/>
            <text:p text:style-name="P11">[拼音]</text:p>
            <text:p text:style-name="P11">使用全拼=0</text:p>
            <text:p text:style-name="P11">拼音自动组词=1</text:p>
            <text:p text:style-name="P11">保存自动组词=0</text:p>
            <text:p text:style-name="P11">增加拼音常用字=CTRL_8</text:p>
            <text:p text:style-name="P11">删除拼音常用字=CTRL_7</text:p>
            <text:p text:style-name="P11">删除拼音用户词组=CTRL_DELETE</text:p>
            <text:p text:style-name="P11">#拼音以词定字键，等号后面紧接键，不要有空格</text:p>
            <text:p text:style-name="P11">拼音以词定字键=[]</text:p>
            <text:p text:style-name="P11">#重码调整方式说明：0--&gt;不调整 <text:s/>1--&gt;快速调整 <text:s/>2--&gt;按频率调整</text:p>
            <text:p text:style-name="P11">拼音单字重码调整方式=2</text:p>
            <text:p text:style-name="P11">拼音词组重码调整方式=1</text:p>
            <text:p text:style-name="P11">拼音常用词重码调整方式=0</text:p>
            <text:p text:style-name="P11">是否模糊an和ang=0</text:p>
            <text:p text:style-name="P11">是否模糊en和eng=0</text:p>
            <text:p text:style-name="P11">是否模糊ian和iang=0</text:p>
            <text:p text:style-name="P11">是否模糊in和ing=0</text:p>
            <text:p text:style-name="P11">是否模糊ou和u=0</text:p>
            <text:p text:style-name="P11">是否模糊uan和uang=0</text:p>
            <text:p text:style-name="P11">是否模糊c和ch=0</text:p>
            <text:p text:style-name="P11">是否模糊f和h=0</text:p>
            <text:p text:style-name="P11">是否模糊l和n=0</text:p>
            <text:p text:style-name="P11">是否模糊s和sh=0</text:p>
            <text:p text:style-name="P12">是否模糊z和zh=0</text:p>
          </table:table-cell>
        </table:table-row>
      </table:table>
      <text:p text:style-name="P9"/>
      <text:p text:style-name="P5">下面对其中部分设置加以说明：</text:p>
      <text:p text:style-name="P5"/>
      <text:list text:style-name="L3">
        <text:list-item>
          <text:p text:style-name="P13"><text:span text:style-name="T3">联想方式禁止翻页</text:span><text:span text:style-name="T4">：由于默认的,/.为翻页键，因此联想方式下会导致标点符号输入不方便，打开该选项会使得在联想方式下不翻页。</text:span></text:p>
        </text:list-item>
        <text:list-item>
          <text:p text:style-name="P14"><text:span text:style-name="T5">候选词个数</text:span>：选择范围为1~10，如果大于10，则为10。</text:p>
        </text:list-item>
        <text:list-item>
          <text:p text:style-name="P14"><text:span text:style-name="T6">输入条使用3D界面</text:span>：0--&gt;不使用3D界面；1--&gt;输入条使用凸出效果；2--&gt;输入条使用凹进效果。</text:p>
        </text:list-item>
        <text:list-item>
          <text:p text:style-name="P14"><text:span text:style-name="T5">是否自动隐藏输入条</text:span>：设置为1时，只有当输入条有提示信息前才会显示。</text:p>
        </text:list-item>
        <text:list-item>
          <text:p text:style-name="P14"><text:span text:style-name="T5">主窗口隐藏模式：</text:span>0--&gt;一直显示在顶层；1--&gt;只有在中文输入状态下才显示；2--&gt;不显示。</text:p>
        </text:list-item>
        <text:list-item>
          <text:p text:style-name="P14"><text:span text:style-name="T6">Enter键行为</text:span>：当有用户输入时，0--&gt;不处理；1--&gt;清除用户输入；2--&gt;用户输入的字母上屏。</text:p>
        </text:list-item>
        <text:list-item>
          <text:p text:style-name="P14"><text:span text:style-name="T5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14"><text:span text:style-name="T7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15"><text:span text:style-name="T5">反查拼音</text:span>：反查汉字读音，只对码表输入法有效。</text:p>
        </text:list-item>
        <text:list-item>
          <text:p text:style-name="P14"><text:span text:style-name="T5">使用拼音</text:span>：是否使用全拼。</text:p>
        </text:list-item>
        <text:list-item>
          <text:p text:style-name="P14"><text:span text:style-name="T5">使用双拼</text:span>：是否使用双拼。</text:p>
        </text:list-item>
        <text:list-item>
          <text:p text:style-name="P14"><text:span text:style-name="T5">使用区位</text:span>：是否使用区位输入。</text:p>
        </text:list-item>
        <text:list-item>
          <text:p text:style-name="P14"><text:span text:style-name="T5">使用码表</text:span>：是否使用码表输入法（码表输入法还依赖于table.conf的设置，请参看“码表输入法”部分）。</text:p>
        </text:list-item>
        <text:list-item>
          <text:p text:style-name="P14"><text:span text:style-name="T5">提示词库中的词组</text:span>：该选项针对码表输入法，打开的话会提示您系统已有的词组，然后根据屏幕提示操作即可。 </text:p>
        </text:list-item>
        <text:list-item>
          <text:p text:style-name="P14"><text:span text:style-name="T5">使用全拼</text:span>：打开该选项的话，拼音将以全拼的方式工作，此时不进行简拼的匹配。</text:p>
        </text:list-item>
        <text:list-item>
          <text:p text:style-name="P14"><text:span text:style-name="T5">拼音自动组词</text:span>：该功能指定是否进行拼音的短语输入。</text:p>
        </text:list-item>
        <text:list-item>
          <text:p text:style-name="P14"><text:span text:style-name="T5">保存自动组词</text:span>：是否保存自动组成的拼音短句。</text:p>
        </text:list-item>
      </text:list>
      <text:p text:style-name="P9"/>
      <text:p text:style-name="P5">颜色是按照‘R G B'的方式设置，您可以参照作图软件(如GIMP)的颜色表来设置。</text:p>
      <text:p text:style-name="P9"/>
      <text:p text:style-name="P8">五、输入法</text:p>
      <text:p text:style-name="P9"/>
      <text:p text:style-name="P16">1、拼音输入</text:p>
      <text:list text:style-name="L4">
        <text:list-item>
          <text:p text:style-name="P17">支持全/简/双拼，双拼可自定义键盘方案</text:p>
        </text:list-item>
        <text:list-item>
          <text:p text:style-name="P17">常用字表</text:p>
        </text:list-item>
        <text:list-item>
          <text:p text:style-name="P17">特殊符号输入</text:p>
        </text:list-item>
        <text:list-item>
          <text:p text:style-name="P17">完善的预编辑</text:p>
        </text:list-item>
        <text:list-item>
          <text:p text:style-name="P17">支持以词定字</text:p>
        </text:list-item>
        <text:list-item>
          <text:p text:style-name="P17">模糊拼音</text:p>
        </text:list-item>
      </text:list>
      <text:p text:style-name="P18"><text:s/></text:p>
      <text:p text:style-name="P19">* 常用字表：</text:p>
      <text:p text:style-name="P5">设置常用字表的目的是为了方便录入某些常用字。</text:p>
      <text:p text:style-name="P5">在候选字中，处于该表中的字总是排在其它字的前面。刚刚使用fcitx时，常用字表是空的。您可以用左 ctrl+8/7来添加/删除常用字。例如，您希望录入“d<text:span text:style-name="T8">”</text:span>时，“的”总放在第一个，可以按以下操作： </text:p>
      <text:list text:style-name="L5">
        <text:list-item>
          <text:p text:style-name="P20">进入拼音状态</text:p>
        </text:list-item>
        <text:list-item>
          <text:p text:style-name="P20">输入“d<text:span text:style-name="T8">”</text:span>，用翻页键-=/,.查找“的”字，直到它显示在候选字表中按ctrl+8，然后按“的”前面的数字序号即可</text:p>
        </text:list-item>
        <text:list-item>
          <text:p text:style-name="P20">按上述操作可以为某个拼音编码设置多个常用字。您可以设置常用字表内的字频调节方式。 </text:p>
        </text:list-item>
      </text:list>
      <text:p text:style-name="P9"/>
      <text:p text:style-name="P19">* 双拼输入：</text:p>
      <text:p text:style-name="P5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定义了自然码方案，您可以将它修改为自己习惯的方式。<text:span text:style-name="T2">注意</text:span>，模糊拼音的设置也会在双拼中生效。</text:p>
      <text:p text:style-name="P5"/>
      <text:p text:style-name="P19">* 以词定字</text:p>
      <text:p text:style-name="P21">fcitx支持“以词定字”，以方便录入某些排序比较靠后的字。利用SHIFT_&lt;词组序号&gt;，按以词定字键（默认为'['/']'）选择该词组的第一个或最后一个字。</text:p>
      <text:p text:style-name="P21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5"/>
      <text:p text:style-name="P19">* 特殊符号输入：</text:p>
      <text:p text:style-name="P5">为了录入特殊符号，您必须将特殊符号按下列格式放在一个文件中：</text:p>
      <text:p text:style-name="P5"/>
      <text:p text:style-name="P5"><text:tab/><text:tab/>编码 符号</text:p>
      <text:p text:style-name="P5"/>
      <text:p text:style-name="P5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5">编辑号特殊符号后，将其保存为文件pySym.mb，并放在~/.fcitx中，重新启动fcitx即可。</text:p>
      <text:p text:style-name="P5">*<text:span text:style-name="T9">建议</text:span>：特殊符号的编码应该足够长，免得影响正常的汉字录入。</text:p>
      <text:p text:style-name="P5">*<text:span text:style-name="T9">注意</text:span>：如果定义的编码与常用字表的编码相同，该特殊符号将无法使用。</text:p>
      <text:p text:style-name="P5">*如果要录入“西安”这样的词组，请用单引号作为分隔符(xi'an)。</text:p>
      <text:p text:style-name="P5"/>
      <text:p text:style-name="P19">*制作拼音库</text:p>
      <text:p text:style-name="P5">在tools目录下提供了一个制作拼音库的工具createPYMB。用法如下：</text:p>
      <text:p text:style-name="P5"/>
      <text:p text:style-name="P5">./createPYMB &lt;拼音单字库&gt; &lt;拼音词组库&gt;</text:p>
      <text:p text:style-name="P5"/>
      <text:p text:style-name="P5">该工具将在当前目录下生成pybase.mb和pyphrase.mb，将它复制到您的fcitx安装目录下的share/fcitx/data中替换原有文件即可。</text:p>
      <text:p text:style-name="P5">在data目录下包括了单字库和词组库，文件名为gbkpy.org和pyPhrase.org。它们都是文本文件。一般说来，单字库无需更改，您可以将自己的词组加入到pyPhrase.org中，从而生成自己的词库。如果您使用的不是IA32架构的计算机，请您用该工具生成拼音码表，并替换安装目录中的相应文件，否则将无法工作。</text:p>
      <text:p text:style-name="P5"/>
      <text:p text:style-name="P16">2、区位输入</text:p>
      <text:p text:style-name="P5">fcitx支持0~9的区位输入。 </text:p>
      <text:p text:style-name="P9"/>
      <text:p text:style-name="P16">3、码表输入法</text:p>
      <text:p text:style-name="P5">fcitx支持用户自定义码表输入法。只要用户在安装目录的tables.conf或~/.fcitx/tables.conf中提供相应的码表信息，就可以使用自己的码表输入法。下面是该文件的一个例子： </text:p>
      <text:p text:style-name="P18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8">[码表]</text:p>
            <text:p text:style-name="P18">名称=五笔86</text:p>
            <text:p text:style-name="P18">码表=wbx.mb</text:p>
            <text:p text:style-name="P18">调频=2</text:p>
            <text:p text:style-name="P18">拼音=1</text:p>
            <text:p text:style-name="P18">拼音键=z</text:p>
            <text:p text:style-name="P18">自动上屏=1</text:p>
            <text:p text:style-name="P18">模糊=1</text:p>
            <text:p text:style-name="P18">模糊键=z</text:p>
            <text:p text:style-name="P18">自动词组=1</text:p>
            <text:p text:style-name="P18">自动词组长度=6</text:p>
            <text:p text:style-name="P18">词组参与自动造词=1</text:p>
            <text:p text:style-name="P18">保存自动词组=1</text:p>
            <text:p text:style-name="P18">精确匹配=0</text:p>
            <text:p text:style-name="P18">提示编码=0</text:p>
            <text:p text:style-name="P18">符号=zzzz</text:p>
            <text:p text:style-name="P18">符号文件=wbfh.mb</text:p>
            <text:p text:style-name="P18"/>
            <text:p text:style-name="P18">[码表]</text:p>
            <text:p text:style-name="P18">名称=二笔</text:p>
            <text:p text:style-name="P18">码表=erbi.mb</text:p>
            <text:p text:style-name="P18">调频=0</text:p>
            <text:p text:style-name="P22">反查拼音=1</text:p>
            <text:p text:style-name="P18">拼音=1</text:p>
            <text:p text:style-name="P18">拼音键=z</text:p>
            <text:p text:style-name="P18">自动上屏=1</text:p>
            <text:p text:style-name="P18">模糊=1</text:p>
            <text:p text:style-name="P18">模糊键=*</text:p>
            <text:p text:style-name="P18">自动词组=1</text:p>
            <text:p text:style-name="P18">自动词组长度=4</text:p>
            <text:p text:style-name="P18">精确匹配=0</text:p>
            <text:p text:style-name="P18">提示编码=0</text:p>
            <text:p text:style-name="P18">符号=uuuu</text:p>
            <text:p text:style-name="P18">符号文件=ebfh.mb</text:p>
          </table:table-cell>
        </table:table-row>
      </table:table>
      <text:p text:style-name="P9"/>
      <text:p text:style-name="P5">该文件用“[码表]”来区分不同的码表。其它设置说明如下：</text:p>
      <text:list text:style-name="L6">
        <text:list-item>
          <text:list>
            <text:list-item>
              <text:p text:style-name="P23">名称：显示在程序主窗口的输入法名称。</text:p>
            </text:list-item>
            <text:list-item>
              <text:p text:style-name="P23">码表：该码表输入法的码表文件名，程序会先查找~/.fcitx，然后在安装目录中找。</text:p>
            </text:list-item>
            <text:list-item>
              <text:p text:style-name="P23">调频：与拼音中的相应设置意义一样。</text:p>
            </text:list-item>
            <text:list-item>
              <text:p text:style-name="P23">拼音：是否使用临时拼音输入。</text:p>
            </text:list-item>
            <text:list-item>
              <text:p text:style-name="P23">拼音键：如果“拼音”选项打开，则以该字母起头的输入按全拼处理。</text:p>
            </text:list-item>
            <text:list-item>
              <text:p text:style-name="P23">自动上屏：当输入达到最大码表且只有一个候选词时是否自动上屏。</text:p>
            </text:list-item>
            <text:list-item>
              <text:p text:style-name="P23">模糊：是否使用模糊(通配符)输入。</text:p>
            </text:list-item>
            <text:list-item>
              <text:p text:style-name="P23">模糊键：模糊键(通配符)。</text:p>
            </text:list-item>
            <text:list-item>
              <text:p text:style-name="P23">自动词组：是否使用自动组词功能(后面有详细说明)。</text:p>
            </text:list-item>
            <text:list-item>
              <text:p text:style-name="P23">自动词组长度：自动组词长度。</text:p>
            </text:list-item>
            <text:list-item>
              <text:p text:style-name="P23">词组参与自动造词：指定录入的词组是否参与自动组词。</text:p>
            </text:list-item>
            <text:list-item>
              <text:p text:style-name="P23">保存自动词组：设定自动生成的词组被选择多少次后才被保存。0表示不保存。</text:p>
            </text:list-item>
            <text:list-item>
              <text:p text:style-name="P23">精确匹配：是否只在候选字表中显示精确匹配的结果。</text:p>
            </text:list-item>
            <text:list-item>
              <text:p text:style-name="P23">提示编码：是否提示录入字/词的编码。</text:p>
            </text:list-item>
            <text:list-item>
              <text:p text:style-name="P23">符号：设置该选项则开启特殊符号输入功能。</text:p>
            </text:list-item>
            <text:list-item>
              <text:p text:style-name="P23">符号文件：特殊符号所在的文件。</text:p>
            </text:list-item>
          </text:list>
        </text:list-item>
      </text:list>
      <text:p text:style-name="P24"/>
      <text:p text:style-name="P24"><text:span text:style-name="T2">*注意</text:span>：fcitx以“[码表]<text:span text:style-name="T10">”开始一个新的码表输入法，</text:span>因此，即便只配置一种码表输入法，也应该有该行。</text:p>
      <text:p text:style-name="P5"/>
      <text:p text:style-name="P5">码表输入法提供了两种在线造词方法(词组最长为10个汉字)：</text:p>
      <text:list text:style-name="L7">
        <text:list-item>
          <text:list>
            <text:list-item>
              <text:p text:style-name="P25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25">自动组词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只能记录最近1024个输入的字)。</text:p>
            </text:list-item>
          </text:list>
        </text:list-item>
      </text:list>
      <text:p text:style-name="P9"/>
      <text:p text:style-name="P5">如果想删除词库中的词，先让该词显示中输入条上，按CTRL_7，并按提示操作即可；或是当程序提示有该词组时，按CTRL_DEL删除。</text:p>
      <text:p text:style-name="P5">如果想调整词库中词的顺序，按CTRL_6，并按提示操作即可。(如果调频设置为1或2，您可能看不到有什么变化)。</text:p>
      <text:p text:style-name="P5"/>
      <text:p text:style-name="P16">*制作码表</text:p>
      <text:p text:style-name="P9"/>
      <text:p text:style-name="P5">data目录下包括制造码表的工具：txt2mb和mb2txt。前者是将码表源文件转换为码表输入法所需的格式；后者是将码表文件转换为文本文件。码表源文件格式如下：</text:p>
      <text:p text:style-name="P9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8">键码=abcdefghijklmnopqrstuvwxyz;,./</text:p>
            <text:p text:style-name="P18">码长=4</text:p>
            <text:p text:style-name="P18">规避字符=;iuv</text:p>
            <text:p text:style-name="P18"/>
            <text:p text:style-name="P18">[组词规则]</text:p>
            <text:p text:style-name="P18">e2=p11+p12+p21+p22</text:p>
            <text:p text:style-name="P18">e3=p11+p21+p31+p32</text:p>
            <text:p text:style-name="P18">a4=p11+p21+p31+n11</text:p>
            <text:p text:style-name="P18">[数据]</text:p>
            <text:p text:style-name="P18">a 工</text:p>
            <text:p text:style-name="P18">aa 式</text:p>
            <text:p text:style-name="P18">aaa 工</text:p>
            <text:p text:style-name="P18">aaaa 工</text:p>
          </table:table-cell>
        </table:table-row>
      </table:table>
      <text:p text:style-name="P9"/>
      <text:p text:style-name="P5">说明如下：</text:p>
      <text:list text:style-name="L8">
        <text:list-item>
          <text:p text:style-name="P26">键码：表示该码表输入法需要用的键；</text:p>
        </text:list-item>
        <text:list-item>
          <text:p text:style-name="P26">码长：指该码表输入法最长码长；</text:p>
        </text:list-item>
        <text:list-item>
          <text:p text:style-name="P26">规避字符：在象二笔这样的码表输入法中，某些字符如果出现在编码的第一个，表示特殊用途，虽然可以组成单字，但却不参与组词。如果有这样的字符，可以列在这个地方，以免自动造词出错。</text:p>
        </text:list-item>
        <text:list-item>
          <text:p text:style-name="P26">[组词规则]：表示自动组词的规则，如果没该标志，则不能在线造词；</text:p>
        </text:list-item>
        <text:list-item>
          <text:p text:style-name="P26">[数据]：该标志以下为该码表输入法的数据，按“编码&lt;空格&gt;对应的汉字”。这部分无需排序。</text:p>
        </text:list-item>
      </text:list>
      <text:p text:style-name="P9"/>
      <text:p text:style-name="P27">组词规则：</text:p>
      <text:list text:style-name="L9">
        <text:list-item>
          <text:p text:style-name="P28">组词规则的数目应该比码长小1。</text:p>
        </text:list-item>
        <text:list-item>
          <text:p text:style-name="P28">等号左边为词组的汉字个数。其中e表示“等于”，a表示“大于等于”(只能有这两个设置)。</text:p>
        </text:list-item>
        <text:list-item>
          <text:p text:style-name="P28">等号右边为规则，其中p指正序，n指逆序。如p11指第一个字的第一个编码，n11则是指最后一个字的第一个编码。</text:p>
        </text:list-item>
      </text:list>
      <text:p text:style-name="P29"/>
      <text:p text:style-name="P29">按上述格式制作好编码后，利用txt2mb将其转换为fcitx需要的格式：</text:p>
      <text:p text:style-name="P29"/>
      <text:p text:style-name="P18"><text:s/>　　 　　./txt2mb &lt;源文件&gt; &lt;目标文件&gt;</text:p>
      <text:p text:style-name="P18"/>
      <text:p text:style-name="P5">然后将目标文件复制到~/.fcitx中，并在~./fcitx/tables.conf中设置好，然后在中文输入状态下按CTRL_5重新读入配置文件即可。</text:p>
      <text:p text:style-name="P5">如果希望将已经制作好的码表文件转换为文本文件，可以：</text:p>
      <text:p text:style-name="P5"/>
      <text:p text:style-name="P5">./mb2txt &lt;码表文件&gt; &gt; &lt;文本文件&gt;</text:p>
      <text:p text:style-name="P5"/>
      <text:p text:style-name="P5">生成的文本文件将形如上述码表源文件的格式。</text:p>
      <text:p text:style-name="P5"/>
      <text:p text:style-name="P5">在码表输入法模式下，只输入单个“拼音键”指定的字符可以重复上次的录入。</text:p>
      <text:p text:style-name="P5"/>
      <text:p text:style-name="P5"><text:span text:style-name="T6">*反查拼音</text:span></text:p>
      <text:p text:style-name="P5">如果不知道某个汉字的读音，可以先用码表输入法录入这个字，然后按反查拼音的热键（默认为CTRL_ALT_E），就可以查到该字的读音。</text:p>
      <text:p text:style-name="P5"/>
      <text:p text:style-name="P9"/>
      <text:p text:style-name="P8">六、中文标点</text:p>
      <text:p text:style-name="P5">fcitx的中文标点由一个文本文件设置，您可以自己的需要修改。该文件即&lt;FCITX的安装目录&gt;/share/fcitx/punc.mb(或用户目录下的 fcitx/punc.mb)。格式如下：</text:p>
      <text:p text:style-name="P5"/>
      <text:p text:style-name="P5">对应的英文符号 中文标点 &lt;中文标点&gt;</text:p>
      <text:p text:style-name="P5"/>
      <text:p text:style-name="P5">其中英文符号应该是类似“&amp;*()”这样的符号，而中文标点最长为两个汉字，最多有两组，中间由空格隔开。如： </text:p>
      <text:p text:style-name="P5">_ ……</text:p>
      <text:p text:style-name="P5"><text:s/>" “ ” </text:p>
      <text:p text:style-name="P27"/>
      <text:p text:style-name="P8">七、快速输入</text:p>
      <text:p text:style-name="P5">当配置文件中的，“分号键行为”设置为2时，按下分号键则进入快速输入模式。在这种模式下，您可以设置某些常用短语或符号的快速录入规则。</text:p>
      <text:p text:style-name="P5">为了使用该功能，您需要将常用短语和符号按如下格式编辑</text:p>
      <text:p text:style-name="P5"/>
      <text:p text:style-name="P5">&lt;字符组合&gt; &lt;短语&gt;</text:p>
      <text:p text:style-name="P5"/>
      <text:p text:style-name="P5">并保存在~/.fcitx/QuickPhrase.mb（或fcitx的安装目录下的share/data）中，一个短语一行。如</text:p>
      <text:p text:style-name="P5"/>
      <text:p text:style-name="P5">zg 中华人民共和国</text:p>
      <text:p text:style-name="P5">h http</text:p>
      <text:p text:style-name="P5"/>
      <text:p text:style-name="P9"/>
      <text:p text:style-name="P8">八、热键</text:p>
      <text:p text:style-name="P5">您可在FCITX的配置文件中使用以下热键：</text:p>
      <text:p text:style-name="P5">LCTRL<text:tab/><text:tab/><text:tab/>LSHIFT<text:tab/><text:tab/>LALT<text:tab/><text:tab/><text:tab/>RCTRL</text:p>
      <text:p text:style-name="P5">RSHIFT<text:tab/><text:tab/><text:tab/>RALT<text:tab/><text:tab/><text:tab/>INSERT<text:tab/><text:tab/>HOME</text:p>
      <text:p text:style-name="P5">PGUP<text:tab/><text:tab/><text:tab/>END<text:tab/><text:tab/><text:tab/>PGDN<text:tab/><text:tab/><text:tab/>CTRL_CTRL</text:p>
      <text:p text:style-name="P5">CTRL_LSHIFT<text:tab/><text:tab/>CTRL_LALT<text:tab/><text:tab/>CTRL_RSHIFT<text:tab/>CTRL_RALT</text:p>
      <text:p text:style-name="P5">SHIFT_LCTRL<text:tab/><text:tab/>SHIFT_SHIFT<text:tab/>SHIFT_LALT<text:tab/>SHIFT_RCTRL</text:p>
      <text:p text:style-name="P5">SHIFT_RALT<text:tab/><text:tab/>ALT_LCTRL<text:tab/><text:tab/>ALT_LSHIFT<text:tab/>ALT_ALT</text:p>
      <text:p text:style-name="P5">ALT_RCTRL<text:tab/><text:tab/>ALT_RSHIFT</text:p>
      <text:p text:style-name="P5"/>
      <text:p text:style-name="P5">其中，L前缀表示左键，R前缀表示右键。如果需要CTRL/ALT+&lt;字母/数字&gt;的组合键，直接写入数字或字母即可，如CTRL_K等。</text:p>
      <text:p text:style-name="P5"/>
      <text:p text:style-name="P8">九、其它功能</text:p>
      <text:list text:style-name="L10">
        <text:list-item>
          <text:p text:style-name="P30">可以任意拖动fcitx显示的图标和输入条。</text:p>
        </text:list-item>
        <text:list-item>
          <text:p text:style-name="P30">可以用鼠标左键单击输入条的相应部分切换输入法/改变标点状态/改变全半角设置/改变GBK状态/改变联想状态。</text:p>
        </text:list-item>
        <text:list-item>
          <text:p text:style-name="P30">支持UTF8方式下的中文输入。</text:p>
        </text:list-item>
        <text:list-item>
          <text:p text:style-name="P30">在主窗口上按鼠标右键可以切换主窗口的显示模式。有两种：简洁模式和完整模式。</text:p>
        </text:list-item>
        <text:list-item>
          <text:p text:style-name="P30">按CTRL_5可以重新读取配置文件。向fcitx发送SIGHUP也可以重新读取配置文件。</text:p>
        </text:list-item>
        <text:list-item>
          <text:p text:style-name="P31">在联想方式下，按第二选择键输出半角空格，按第三选择键输出全角空格。</text:p>
        </text:list-item>
        <text:list-item>
          <text:p text:style-name="P31">单击企鹅图标可以打开/关闭输入法。</text:p>
        </text:list-item>
      </text:list>
      <text:p text:style-name="P9"/>
      <text:p text:style-name="P8">十、其它说明</text:p>
      <text:p text:style-name="P5">fcitx的五笔码表是标准的86五笔版码表，主要来自于cjkvinput项目，本人只是对其进行了一些排序，该项目在http://sourceforge.net/projects/cjkvinput。</text:p>
      <text:p text:style-name="P9"/>
      <text:p text:style-name="P8">十一、致谢</text:p>
      <text:p text:style-name="P32"><text:span text:style-name="T11">本程序参考了rfinput-2.x的源码，在此向其作者Zhao yang(</text:span><text:a xlink:type="simple" xlink:href="mailto:zyang@redflag-linux.com"><text:span text:style-name="T12">zyang@redflag-linux.com</text:span></text:a><text:span text:style-name="T11">)致谢。</text:span></text:p>
      <text:p text:style-name="P5">感谢<text:a xlink:type="simple" xlink:href="http://www.linuxsir.org/">www.linuxsir.org</text:a>的北南南北为fcitx提供一个家。同时，他与小凡为gWuBi/fcitx的推广和测试做了很多工作。</text:p>
      <text:p text:style-name="P5">感谢xsim的作者楚狂、scim的james_su提供了宝贵的技术支持；</text:p>
      <text:p text:style-name="P5">感谢二笔输入法(ebf)的作者tram，他为fcitx做了很多工作。</text:p>
      <text:p text:style-name="P5">感谢winix多次为gWuBi/fcitx提出宝贵的意见和建议。</text:p>
      <text:p text:style-name="P5">感谢windrose精心测试了双拼功能。</text:p>
      <text:p text:style-name="P5">感谢Wang Yin为拼音输入提出了宝贵的意见。</text:p>
      <text:p text:style-name="P5">感谢Xie Yanbo制作了安装配置脚本。</text:p>
      <text:p text:style-name="P5">同时感谢所有其它测试gWuBi/fcitx的朋友，非常感谢。</text:p>
      <text:p text:style-name="P5"/>
      <text:p text:style-name="P5"/>
      <text:p text:style-name="P33">常见问题(FAQs)</text:p>
      <text:p text:style-name="P9"/>
      <text:list text:style-name="L11">
        <text:list-item>
          <text:p text:style-name="P34">编译时说找不到文件X11/Xlib.h</text:p>
        </text:list-item>
      </text:list>
      <text:p text:style-name="P35">这个信息是说编译程序没有找到X的头文件，一般是因为您没有安装X的开发包(在RH/MDK中名为XF*-devel-*或xorg-*-devel-*)。</text:p>
      <text:p text:style-name="P36"/>
      <text:list text:style-name="L11" text:continue-numbering="true">
        <text:list-item>
          <text:p text:style-name="P34">编译安装完成后，按ctrl_space无法打开fcitx的输入条啊？</text:p>
        </text:list-item>
      </text:list>
      <text:p text:style-name="P35">这个的原因有很多，比如fcitx没有启动，或是环境变量设置不正确。请参看说明文档的“环境配置”部分。如果还有问题，就给我写信或到linuxsir上去说吧。</text:p>
      <text:p text:style-name="P35"/>
      <text:list text:style-name="L11" text:continue-numbering="true">
        <text:list-item>
          <text:p text:style-name="P34">界面的颜色怎么那么难看？</text:p>
        </text:list-item>
      </text:list>
      <text:p text:style-name="P35">就是，我也这么认为。但我不知道什么样的颜色搭配才好，不过，您可以根据说明文档自己设置颜色，更改字体的大小。</text:p>
      <text:p text:style-name="P35"/>
      <text:list text:style-name="L11" text:continue-numbering="true">
        <text:list-item>
          <text:p text:style-name="P34">我将fcitx加到gnome的自动启动后，gnome怎么启动那么慢？</text:p>
        </text:list-item>
      </text:list>
      <text:p text:style-name="P35">把~/.gnome2/session-manual里面0,Priority=31的31换成50即可。</text:p>
      <text:p text:style-name="P35"/>
      <text:list text:style-name="L11" text:continue-numbering="true">
        <text:list-item>
          <text:p text:style-name="P34">安装好了fcitx，可是为什么没有五笔输入法啊？</text:p>
        </text:list-item>
      </text:list>
      <text:p text:style-name="P35">呵呵，您一定没有好好看说明文档了……</text:p>
      <text:p text:style-name="P37"/>
      <text:list text:style-name="L11" text:continue-numbering="true">
        <text:list-item>
          <text:p text:style-name="P34">在我的FC3上为什么不能用使用？</text:p>
        </text:list-item>
      </text:list>
      <text:p text:style-name="P35">FC3使用了IIIMF作为默认的输入接口，它与XIM不兼容。您可以利用它的配置工具将IIIMF停用，然后按配置XIM的方式配置FCITX即可。</text:p>
      <text:p text:style-name="P38"/>
      <text:list text:style-name="L11" text:continue-numbering="true">
        <text:list-item>
          <text:p text:style-name="P34">为什么我只按了一个键，输入条上却出现两个相同的字符？</text:p>
        </text:list-item>
      </text:list>
      <text:p text:style-name="P35">这个问题的原因还不清楚，应该不是fcitx的问题，可能是应用程序对XIM的支持出现问题。出现这个现象时，请在窗口管理器的标题栏按鼠标右键弹出系统菜单，然后按ctrl_space关闭输入法，重新回到应用程序就可以了。</text:p>
      <text:p text:style-name="P35"/>
      <text:list text:style-name="L11" text:continue-numbering="true">
        <text:list-item>
          <text:p text:style-name="P34">为什么我修改了配置文件却无法生效？</text:p>
        </text:list-item>
      </text:list>
      <text:p text:style-name="P35">这种情况一般是因为您使用gedit修改了配置文件。FCITX的配置文件的编码是GB2312，而gedit有时会强行将文件编码改为UTF8，这样FCITX将会采用默认配置。</text:p>
      <text:p text:style-name="P35"/>
      <text:list text:style-name="L11" text:continue-numbering="true">
        <text:list-item>
          <text:p text:style-name="P34">我发现了fcitx的BUG怎么办？</text:p>
        </text:list-item>
      </text:list>
      <text:p text:style-name="P39"><text:span text:style-name="T13">您可以将该BUG的情况贴在 </text:span><text:a xlink:type="simple" xlink:href="http://www.linuxsir.org/"><text:span text:style-name="T1">www.linuxsir.org</text:span></text:a><text:span text:style-name="T13"> 的输入法版块或是直接写信告诉我(</text:span><text:a xlink:type="simple" xlink:href="mailto:yuking_net@sohu.com"><text:span text:style-name="T1">yuking_net@sohu.com</text:span></text:a><text:span text:style-name="T13">)，我将尽快修正。</text:span></text:p>
      <text:p text:style-name="P35"/>
      <text:list text:style-name="L11" text:continue-numbering="true">
        <text:list-item>
          <text:p text:style-name="P34">我过去说过很多建议或意见，为什么新的版本还是老的样子？</text:p>
        </text:list-item>
      </text:list>
      <text:p text:style-name="P35">这个……不好意思，肯定是我忘记了，以后我一定会将意见归纳好的。请您给我写信再说说吧，yuking_net@sohu.com等着您呢！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该PDF文档由OpenOffice 2.0生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4-09-05T16:02:08</meta:creation-date>
    <dc:creator>King Yu</dc:creator>
    <dc:date>2006-02-21T21:03:00</dc:date>
    <dc:language>en-US</dc:language>
    <meta:editing-cycles>153</meta:editing-cycles>
    <meta:editing-duration>PT8H35M24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0" meta:paragraph-count="337" meta:word-count="3700" meta:character-count="8905"/>
  </office:meta>
</office:document-meta>
</file>